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jun17_jun30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2.31683" calcext:value-type="float">
            <text:p>572.31683</text:p>
          </table:table-cell>
          <table:table-cell office:value-type="float" office:value="288.8372" calcext:value-type="float">
            <text:p>288.8372</text:p>
          </table:table-cell>
          <table:table-cell office:value-type="float" office:value="45771.297" calcext:value-type="float">
            <text:p>45771.297</text:p>
          </table:table-cell>
          <table:table-cell office:value-type="float" office:value="167.85435" calcext:value-type="float">
            <text:p>167.85</text:p>
          </table:table-cell>
          <table:table-cell office:value-type="float" office:value="2.029472E+016" calcext:value-type="float">
            <text:p>2.029E+16</text:p>
          </table:table-cell>
          <table:table-cell office:value-type="float" office:value="213.94228" calcext:value-type="float">
            <text:p>213.94</text:p>
          </table:table-cell>
          <table:table-cell office:value-type="float" office:value="0.482450008392334" calcext:value-type="float">
            <text:p>0.4824500083923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9.80043" calcext:value-type="float">
            <text:p>129.80043</text:p>
          </table:table-cell>
          <table:table-cell office:value-type="float" office:value="174.69061" calcext:value-type="float">
            <text:p>174.69061</text:p>
          </table:table-cell>
          <table:table-cell office:value-type="float" office:value="32778.887" calcext:value-type="float">
            <text:p>32778.887</text:p>
          </table:table-cell>
          <table:table-cell office:value-type="float" office:value="139.91508" calcext:value-type="float">
            <text:p>139.92</text:p>
          </table:table-cell>
          <table:table-cell office:value-type="float" office:value="2.935206E+017" calcext:value-type="float">
            <text:p>2.935E+17</text:p>
          </table:table-cell>
          <table:table-cell office:value-type="float" office:value="181.04941" calcext:value-type="float">
            <text:p>181.05</text:p>
          </table:table-cell>
          <table:table-cell office:value-type="float" office:value="-0.00698542594909668" calcext:value-type="float">
            <text:p>-0.00698542594909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71.73584" calcext:value-type="float">
            <text:p>771.73584</text:p>
          </table:table-cell>
          <table:table-cell office:value-type="float" office:value="366.55313" calcext:value-type="float">
            <text:p>366.55313</text:p>
          </table:table-cell>
          <table:table-cell office:value-type="float" office:value="81023.64" calcext:value-type="float">
            <text:p>81023.64</text:p>
          </table:table-cell>
          <table:table-cell office:value-type="float" office:value="227.19727" calcext:value-type="float">
            <text:p>227.20</text:p>
          </table:table-cell>
          <table:table-cell office:value-type="float" office:value="5.717873E+016" calcext:value-type="float">
            <text:p>5.718E+16</text:p>
          </table:table-cell>
          <table:table-cell office:value-type="float" office:value="284.6465" calcext:value-type="float">
            <text:p>284.65</text:p>
          </table:table-cell>
          <table:table-cell office:value-type="float" office:value="0.401062309741974" calcext:value-type="float">
            <text:p>0.40106230974197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88.9552" calcext:value-type="float">
            <text:p>688.9552</text:p>
          </table:table-cell>
          <table:table-cell office:value-type="float" office:value="362.65802" calcext:value-type="float">
            <text:p>362.65802</text:p>
          </table:table-cell>
          <table:table-cell office:value-type="float" office:value="65975.91" calcext:value-type="float">
            <text:p>65975.91</text:p>
          </table:table-cell>
          <table:table-cell office:value-type="float" office:value="176.46895" calcext:value-type="float">
            <text:p>176.47</text:p>
          </table:table-cell>
          <table:table-cell office:value-type="float" office:value="3247393000000000" calcext:value-type="float">
            <text:p>3.247E+15</text:p>
          </table:table-cell>
          <table:table-cell office:value-type="float" office:value="256.85776" calcext:value-type="float">
            <text:p>256.86</text:p>
          </table:table-cell>
          <table:table-cell office:value-type="float" office:value="0.499685347080231" calcext:value-type="float">
            <text:p>0.49968534708023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9.64081" calcext:value-type="float">
            <text:p>249.64081</text:p>
          </table:table-cell>
          <table:table-cell office:value-type="float" office:value="162.02745" calcext:value-type="float">
            <text:p>162.02745</text:p>
          </table:table-cell>
          <table:table-cell office:value-type="float" office:value="10119.193" calcext:value-type="float">
            <text:p>10119.193</text:p>
          </table:table-cell>
          <table:table-cell office:value-type="float" office:value="75.07679" calcext:value-type="float">
            <text:p>75.08</text:p>
          </table:table-cell>
          <table:table-cell office:value-type="float" office:value="1.21373E+016" calcext:value-type="float">
            <text:p>1.214E+16</text:p>
          </table:table-cell>
          <table:table-cell office:value-type="float" office:value="100.5942" calcext:value-type="float">
            <text:p>100.59</text:p>
          </table:table-cell>
          <table:table-cell office:value-type="float" office:value="0.616906404495239" calcext:value-type="float">
            <text:p>0.61690640449523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67.6576" calcext:value-type="float">
            <text:p>1267.6576</text:p>
          </table:table-cell>
          <table:table-cell office:value-type="float" office:value="769.00885" calcext:value-type="float">
            <text:p>769.00885</text:p>
          </table:table-cell>
          <table:table-cell office:value-type="float" office:value="124291.76" calcext:value-type="float">
            <text:p>124291.76</text:p>
          </table:table-cell>
          <table:table-cell office:value-type="float" office:value="277.8284" calcext:value-type="float">
            <text:p>277.83</text:p>
          </table:table-cell>
          <table:table-cell office:value-type="float" office:value="1.10493024E+017" calcext:value-type="float">
            <text:p>1.105E+17</text:p>
          </table:table-cell>
          <table:table-cell office:value-type="float" office:value="352.55035" calcext:value-type="float">
            <text:p>352.55</text:p>
          </table:table-cell>
          <table:table-cell office:value-type="float" office:value="0.790540158748627" calcext:value-type="float">
            <text:p>0.79054015874862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78.973" calcext:value-type="float">
            <text:p>2278.973</text:p>
          </table:table-cell>
          <table:table-cell office:value-type="float" office:value="1072.4904" calcext:value-type="float">
            <text:p>1072.4904</text:p>
          </table:table-cell>
          <table:table-cell office:value-type="float" office:value="212035.81" calcext:value-type="float">
            <text:p>212035.81</text:p>
          </table:table-cell>
          <table:table-cell office:value-type="float" office:value="352.89474" calcext:value-type="float">
            <text:p>352.89</text:p>
          </table:table-cell>
          <table:table-cell office:value-type="float" office:value="1859321700000000" calcext:value-type="float">
            <text:p>1.859E+15</text:p>
          </table:table-cell>
          <table:table-cell office:value-type="float" office:value="460.47348" calcext:value-type="float">
            <text:p>460.47</text:p>
          </table:table-cell>
          <table:table-cell office:value-type="float" office:value="0.815750241279602" calcext:value-type="float">
            <text:p>0.81575024127960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56.638" calcext:value-type="float">
            <text:p>1056.638</text:p>
          </table:table-cell>
          <table:table-cell office:value-type="float" office:value="475.3479" calcext:value-type="float">
            <text:p>475.3479</text:p>
          </table:table-cell>
          <table:table-cell office:value-type="float" office:value="57756.156" calcext:value-type="float">
            <text:p>57756.156</text:p>
          </table:table-cell>
          <table:table-cell office:value-type="float" office:value="186.38872" calcext:value-type="float">
            <text:p>186.39</text:p>
          </table:table-cell>
          <table:table-cell office:value-type="float" office:value="2740272300000000" calcext:value-type="float">
            <text:p>2.740E+15</text:p>
          </table:table-cell>
          <table:table-cell office:value-type="float" office:value="240.3251" calcext:value-type="float">
            <text:p>240.33</text:p>
          </table:table-cell>
          <table:table-cell office:value-type="float" office:value="0.748227000236511" calcext:value-type="float">
            <text:p>0.7482270002365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06.8196" calcext:value-type="float">
            <text:p>1606.8196</text:p>
          </table:table-cell>
          <table:table-cell office:value-type="float" office:value="737.0188" calcext:value-type="float">
            <text:p>737.0188</text:p>
          </table:table-cell>
          <table:table-cell office:value-type="float" office:value="144978.64" calcext:value-type="float">
            <text:p>144978.64</text:p>
          </table:table-cell>
          <table:table-cell office:value-type="float" office:value="301.09286" calcext:value-type="float">
            <text:p>301.09</text:p>
          </table:table-cell>
          <table:table-cell office:value-type="float" office:value="3.7737447E+016" calcext:value-type="float">
            <text:p>3.774E+16</text:p>
          </table:table-cell>
          <table:table-cell office:value-type="float" office:value="380.76062" calcext:value-type="float">
            <text:p>380.76</text:p>
          </table:table-cell>
          <table:table-cell office:value-type="float" office:value="0.733930230140686" calcext:value-type="float">
            <text:p>0.73393023014068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23.7876" calcext:value-type="float">
            <text:p>1123.7876</text:p>
          </table:table-cell>
          <table:table-cell office:value-type="float" office:value="530.0806" calcext:value-type="float">
            <text:p>530.0806</text:p>
          </table:table-cell>
          <table:table-cell office:value-type="float" office:value="100589.68" calcext:value-type="float">
            <text:p>100589.68</text:p>
          </table:table-cell>
          <table:table-cell office:value-type="float" office:value="235.10815" calcext:value-type="float">
            <text:p>235.11</text:p>
          </table:table-cell>
          <table:table-cell office:value-type="float" office:value="1671257400000000" calcext:value-type="float">
            <text:p>1.671E+15</text:p>
          </table:table-cell>
          <table:table-cell office:value-type="float" office:value="317.15875" calcext:value-type="float">
            <text:p>317.16</text:p>
          </table:table-cell>
          <table:table-cell office:value-type="float" office:value="0.642014086246491" calcext:value-type="float">
            <text:p>0.64201408624649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00.0233" calcext:value-type="float">
            <text:p>1300.0233</text:p>
          </table:table-cell>
          <table:table-cell office:value-type="float" office:value="687.88586" calcext:value-type="float">
            <text:p>687.88586</text:p>
          </table:table-cell>
          <table:table-cell office:value-type="float" office:value="123693.66" calcext:value-type="float">
            <text:p>123693.66</text:p>
          </table:table-cell>
          <table:table-cell office:value-type="float" office:value="273.25687" calcext:value-type="float">
            <text:p>273.26</text:p>
          </table:table-cell>
          <table:table-cell office:value-type="float" office:value="5.9211124E+016" calcext:value-type="float">
            <text:p>5.921E+16</text:p>
          </table:table-cell>
          <table:table-cell office:value-type="float" office:value="351.70108" calcext:value-type="float">
            <text:p>351.70</text:p>
          </table:table-cell>
          <table:table-cell office:value-type="float" office:value="0.739544153213501" calcext:value-type="float">
            <text:p>0.73954415321350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64.1204" calcext:value-type="float">
            <text:p>1164.1204</text:p>
          </table:table-cell>
          <table:table-cell office:value-type="float" office:value="443.17404" calcext:value-type="float">
            <text:p>443.17404</text:p>
          </table:table-cell>
          <table:table-cell office:value-type="float" office:value="118083.625" calcext:value-type="float">
            <text:p>118083.625</text:p>
          </table:table-cell>
          <table:table-cell office:value-type="float" office:value="261.73056" calcext:value-type="float">
            <text:p>261.73</text:p>
          </table:table-cell>
          <table:table-cell office:value-type="float" office:value="1308587300000000" calcext:value-type="float">
            <text:p>1.309E+15</text:p>
          </table:table-cell>
          <table:table-cell office:value-type="float" office:value="343.63297" calcext:value-type="float">
            <text:p>343.63</text:p>
          </table:table-cell>
          <table:table-cell office:value-type="float" office:value="0.400413870811462" calcext:value-type="float">
            <text:p>0.40041387081146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31.9274" calcext:value-type="float">
            <text:p>1231.9274</text:p>
          </table:table-cell>
          <table:table-cell office:value-type="float" office:value="538.4484" calcext:value-type="float">
            <text:p>538.4484</text:p>
          </table:table-cell>
          <table:table-cell office:value-type="float" office:value="160588.75" calcext:value-type="float">
            <text:p>160588.75</text:p>
          </table:table-cell>
          <table:table-cell office:value-type="float" office:value="305.0628" calcext:value-type="float">
            <text:p>305.06</text:p>
          </table:table-cell>
          <table:table-cell office:value-type="float" office:value="2.116852E+016" calcext:value-type="float">
            <text:p>2.117E+16</text:p>
          </table:table-cell>
          <table:table-cell office:value-type="float" office:value="400.73526" calcext:value-type="float">
            <text:p>400.74</text:p>
          </table:table-cell>
          <table:table-cell office:value-type="float" office:value="0.446701109409332" calcext:value-type="float">
            <text:p>0.44670110940933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66.9067" calcext:value-type="float">
            <text:p>1866.9067</text:p>
          </table:table-cell>
          <table:table-cell office:value-type="float" office:value="673.055" calcext:value-type="float">
            <text:p>673.055</text:p>
          </table:table-cell>
          <table:table-cell office:value-type="float" office:value="162154.44" calcext:value-type="float">
            <text:p>162154.44</text:p>
          </table:table-cell>
          <table:table-cell office:value-type="float" office:value="310.25684" calcext:value-type="float">
            <text:p>310.26</text:p>
          </table:table-cell>
          <table:table-cell office:value-type="float" office:value="1.845924E+016" calcext:value-type="float">
            <text:p>1.846E+16</text:p>
          </table:table-cell>
          <table:table-cell office:value-type="float" office:value="402.68405" calcext:value-type="float">
            <text:p>402.68</text:p>
          </table:table-cell>
          <table:table-cell office:value-type="float" office:value="0.642212629318237" calcext:value-type="float">
            <text:p>0.642212629318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093.5216" calcext:value-type="float">
            <text:p>1093.5216</text:p>
          </table:table-cell>
          <table:table-cell office:value-type="float" office:value="520.0911" calcext:value-type="float">
            <text:p>520.0911</text:p>
          </table:table-cell>
          <table:table-cell office:value-type="float" office:value="102845.82" calcext:value-type="float">
            <text:p>102845.82</text:p>
          </table:table-cell>
          <table:table-cell office:value-type="float" office:value="235.00943" calcext:value-type="float">
            <text:p>235.01</text:p>
          </table:table-cell>
          <table:table-cell office:value-type="float" office:value="4.5787676E+016" calcext:value-type="float">
            <text:p>4.579E+16</text:p>
          </table:table-cell>
          <table:table-cell office:value-type="float" office:value="306.22226" calcext:value-type="float">
            <text:p>306.22</text:p>
          </table:table-cell>
          <table:table-cell office:value-type="float" office:value="0.568032294511795" calcext:value-type="float">
            <text:p>0.568032294511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69.8399" calcext:value-type="float">
            <text:p>569.8399</text:p>
          </table:table-cell>
          <table:table-cell office:value-type="float" office:value="242.5194" calcext:value-type="float">
            <text:p>242.5194</text:p>
          </table:table-cell>
          <table:table-cell office:value-type="float" office:value="54977.273" calcext:value-type="float">
            <text:p>54977.273</text:p>
          </table:table-cell>
          <table:table-cell office:value-type="float" office:value="74.55925" calcext:value-type="float">
            <text:p>74.56</text:p>
          </table:table-cell>
          <table:table-cell office:value-type="float" office:value="7.492159E+016" calcext:value-type="float">
            <text:p>7.492E+16</text:p>
          </table:table-cell>
          <table:table-cell office:value-type="float" office:value="95.256165" calcext:value-type="float">
            <text:p>95.26</text:p>
          </table:table-cell>
          <table:table-cell office:value-type="float" office:value="0.211623721280142" calcext:value-type="float">
            <text:p>0.211623721280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34:17.166126928</dc:date>
    <meta:editing-duration>PT1M1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